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draw:fill="none" draw:stroke="solid" svg:stroke-width="0.00694in" svg:stroke-color="#000000" draw:marker-end="a611" svg:stroke-opacity="100%" draw:stroke-linejoin="miter" svg:stroke-linecap="but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draw:fill="none" draw:stroke="solid" svg:stroke-width="0.00694in" svg:stroke-color="#000000" draw:marker-end="a614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1-title-Diapositive-de-titre" presentation:presentation-page-layout-name="Master1-PPL1" draw:id="Slide-257">
        <draw:frame draw:id="id63" draw:style-name="a387" draw:name="ZoneTexte 1" svg:x="0.2351in" svg:y="0.99739in" svg:width="5.23841in" svg:height="0.50488in">
          <draw:text-box>
            <text:p text:style-name="a386" text:class-names="" text:cond-style-name=""><text:span text:style-name="a381" text:class-names="">DF1 : Numéro<text:s text:c="1"/></text:span><text:span text:style-name="a382" text:class-names=""></text:span><text:span text:style-name="a383" text:class-names=""><text:s text:c="1"/>Nom, Prénom, Date de naissance, Téléphone, Bénévole, Ville, Rue ,</text:span><text:span text:style-name="a384" text:class-names=""><text:s text:c="1"/>Latitude , Longitude, Etat</text:span><text:span text:style-name="a385" text:class-names=""/></text:p>
          </draw:text-box>
          <svg:title/>
          <svg:desc/>
        </draw:frame>
        <draw:frame draw:id="id64" draw:style-name="a393" draw:name="ZoneTexte 35" svg:x="0.2351in" svg:y="1.48121in" svg:width="5.23841in" svg:height="0.30293in">
          <draw:text-box>
            <text:p text:style-name="a392" text:class-names="" text:cond-style-name=""><text:span text:style-name="a388" text:class-names="">DF2 : Ville, Rue<text:s text:c="1"/></text:span><text:span text:style-name="a389" text:class-names=""></text:span><text:span text:style-name="a390" text:class-names=""><text:s text:c="1"/>Latitude , Longitude, Etat</text:span><text:span text:style-name="a391" text:class-names=""/></text:p>
          </draw:text-box>
          <svg:title/>
          <svg:desc/>
        </draw:frame>
        <draw:frame draw:id="id65" draw:style-name="a400" draw:name="ZoneTexte 36" svg:x="0.2351in" svg:y="1.78748in" svg:width="5.23841in" svg:height="0.30293in">
          <draw:text-box>
            <text:p text:style-name="a399" text:class-names="" text:cond-style-name=""><text:span text:style-name="a394" text:class-names="">DF3 : Date adhésion, Année,<text:s text:c="1"/></text:span><text:span text:style-name="a395" text:class-names=""></text:span><text:span text:style-name="a396" text:class-names=""><text:s text:c="1"/>Montant</text:span><text:span text:style-name="a397" text:class-names="">, Don</text:span><text:span text:style-name="a398" text:class-names=""/></text:p>
          </draw:text-box>
          <svg:title/>
          <svg:desc/>
        </draw:frame>
        <draw:frame draw:id="id66" draw:style-name="a404" draw:name="ZoneTexte 38" svg:x="0.2351in" svg:y="2.10717in" svg:width="4.0596in" svg:height="0.30293in">
          <draw:text-box>
            <text:p text:style-name="a403" text:class-names="" text:cond-style-name=""><text:span text:style-name="a401" text:class-names="">Clé candidate {Numéro Adhérent, Date adhésion, Année}</text:span><text:span text:style-name="a402" text:class-names=""/></text:p>
          </draw:text-box>
          <svg:title/>
          <svg:desc/>
        </draw:frame>
        <draw:frame draw:id="id67" draw:style-name="a408" draw:name="ZoneTexte 2" svg:x="0.18874in" svg:y="2.39736in" svg:width="11.54636in" svg:height="0.30293in">
          <draw:text-box>
            <text:p text:style-name="a407" text:class-names="" text:cond-style-name=""><text:span text:style-name="a405" text:class-names="">- La table n’était pas 1 NF (Numéro de téléphone ) car la tables n’était pas atomique donc j’ai corrigé la table en supprimant les cases contenants plusieurs valeurs</text:span><text:span text:style-name="a406" text:class-names=""/></text:p>
          </draw:text-box>
          <svg:title/>
          <svg:desc/>
        </draw:frame>
        <draw:frame draw:id="id68" draw:style-name="a440" draw:name="ZoneTexte 43" svg:x="0.18874in" svg:y="2.77518in" svg:width="8.92715in" svg:height="1.91855in">
          <draw:text-box>
            <text:p text:style-name="a410" text:class-names="" text:cond-style-name=""><text:span text:style-name="a409" text:class-names="">- La table n’était pas 2 NF car une clé primaire définissait des clés non primaire</text:span></text:p>
            <text:p text:style-name="a412" text:class-names="" text:cond-style-name=""><text:span text:style-name="a411" text:class-names=""/></text:p>
            <text:p text:style-name="a416" text:class-names="" text:cond-style-name=""><text:span text:style-name="a413" text:class-names="">(DF1)<text:tab/>R1{</text:span><text:span text:style-name="a414" text:class-names="">Numéro,</text:span><text:span text:style-name="a415" text:class-names=""><text:s text:c="1"/>Nom, Prénom, Date de naissance, Téléphone, Bénévole, Ville, Rue, Latitude , Longitude, Etat}</text:span></text:p>
            <text:p text:style-name="a422" text:class-names="" text:cond-style-name=""><text:span text:style-name="a417" text:class-names=""><text:tab/>R1.2{</text:span><text:span text:style-name="a418" text:class-names="">Numéro</text:span><text:span text:style-name="a419" text:class-names="">,<text:s text:c="1"/></text:span><text:span text:style-name="a420" text:class-names="">Date adhésion, Année,</text:span><text:span text:style-name="a421" text:class-names=""><text:s text:c="1"/>Montant, Don}</text:span></text:p>
            <text:p text:style-name="a424" text:class-names="" text:cond-style-name=""><text:span text:style-name="a423" text:class-names="">(DF2)<text:tab/>Respect de la 2NF</text:span></text:p>
            <text:p text:style-name="a428" text:class-names="" text:cond-style-name=""><text:span text:style-name="a425" text:class-names="">(DF3)<text:tab/>R2{</text:span><text:span text:style-name="a426" text:class-names="">Date adhésion, Année,</text:span><text:span text:style-name="a427" text:class-names=""><text:s text:c="1"/>Montant, Don}</text:span></text:p>
            <text:p text:style-name="a434" text:class-names="" text:cond-style-name=""><text:span text:style-name="a429" text:class-names=""><text:tab/></text:span><text:span text:style-name="a430" text:class-names="">R2.2{</text:span><text:span text:style-name="a431" text:class-names="">Numéro</text:span><text:span text:style-name="a432" text:class-names="">,<text:s text:c="1"/></text:span><text:span text:style-name="a433" text:class-names="">Date adhésion, Année}</text:span></text:p>
            <text:p text:style-name="a436" text:class-names="" text:cond-style-name=""><text:span text:style-name="a435" text:class-names=""/></text:p>
            <text:p text:style-name="a439" text:class-names="" text:cond-style-name=""><text:span text:style-name="a437" text:class-names=""><text:tab/>Les tables [R1,R2 et R2.2]sont 2NF</text:span><text:span text:style-name="a438" text:class-names=""/></text:p>
          </draw:text-box>
          <svg:title/>
          <svg:desc/>
        </draw:frame>
        <draw:frame draw:id="id69" draw:style-name="a463" draw:name="ZoneTexte 45" svg:x="0.18874in" svg:y="4.65645in" svg:width="10.01987in" svg:height="1.7166in">
          <draw:text-box>
            <text:p text:style-name="a442" text:class-names="" text:cond-style-name=""><text:span text:style-name="a441" text:class-names="">- La table est 2NF mais n’était pas 3 NF car une clé non primaire définissait des clés non primaire</text:span></text:p>
            <text:p text:style-name="a444" text:class-names="" text:cond-style-name=""><text:span text:style-name="a443" text:class-names="">La table R1 n est pas 3 NF selon la DF2:</text:span></text:p>
            <text:p text:style-name="a446" text:class-names="" text:cond-style-name=""><text:span text:style-name="a445" text:class-names="">(DF1)<text:tab/>Ok</text:span></text:p>
            <text:p text:style-name="a450" text:class-names="" text:cond-style-name=""><text:span text:style-name="a447" text:class-names="">(DF2)<text:tab/>R3{</text:span><text:span text:style-name="a448" text:class-names="">Ville*, Rue*, Latitude, Longitude, Etat</text:span><text:span text:style-name="a449" text:class-names="">}</text:span></text:p>
            <text:p text:style-name="a454" text:class-names="" text:cond-style-name=""><text:span text:style-name="a451" text:class-names=""><text:tab/>R3.2{</text:span><text:span text:style-name="a452" text:class-names="">Numéro*,<text:s text:c="1"/></text:span><text:span text:style-name="a453" text:class-names="">Nom, Prénom, Date de naissance, Téléphone, Bénévole, Ville, Rue}<text:s text:c="1"/></text:span></text:p>
            <text:p text:style-name="a456" text:class-names="" text:cond-style-name=""><text:span text:style-name="a455" text:class-names="">(DF3)<text:tab/>Ok</text:span></text:p>
            <text:p text:style-name="a458" text:class-names="" text:cond-style-name=""><text:span text:style-name="a457" text:class-names=""/></text:p>
            <text:p text:style-name="a462" text:class-names="" text:cond-style-name=""><text:span text:style-name="a459" text:class-names=""><text:tab/></text:span><text:span text:style-name="a460" text:class-names="">Les tables [R2,R2.2, R3 et R3.2]sont 3NF</text:span><text:span text:style-name="a461" text:class-names=""/></text:p>
          </draw:text-box>
          <svg:title/>
          <svg:desc/>
        </draw:frame>
        <draw:frame draw:id="id70" draw:style-name="a467" draw:name="ZoneTexte 48" svg:x="0.18874in" svg:y="6.57501in" svg:width="8.04636in" svg:height="0.30293in">
          <draw:text-box>
            <text:p text:style-name="a466" text:class-names="" text:cond-style-name=""><text:span text:style-name="a464" text:class-names="">- La table est 3NF et aucune non primaire défini des éléments de clés primaire donc elle est BCNF</text:span><text:span text:style-name="a465" text:class-names=""/></text:p>
          </draw:text-box>
          <svg:title/>
          <svg:desc/>
        </draw:frame>
        <draw:frame draw:id="id71" draw:style-name="a471" draw:name="ZoneTexte 22" svg:x="0in" svg:y="0in" svg:width="2.74834in" svg:height="0.40391in">
          <draw:text-box>
            <text:p text:style-name="a470" text:class-names="" text:cond-style-name=""><text:span text:style-name="a468" text:class-names="">Normalisation</text:span><text:span text:style-name="a469" text:class-names=""/></text:p>
          </draw:text-box>
          <svg:title/>
          <svg:desc/>
        </draw:frame>
        <draw:custom-shape svg:x="0.2351in" svg:y="0.50089in" svg:width="6.66667in" svg:height="0.50488in" draw:id="id72" draw:style-name="a482" draw:name="Rectangle 23">
          <svg:title/>
          <svg:desc/>
          <text:p text:style-name="a481" text:class-names="" text:cond-style-name=""><text:span text:style-name="a472" text:class-names="">R = {</text:span><text:span text:style-name="a473" text:class-names="">Numéro,</text:span><text:span text:style-name="a474" text:class-names=""><text:s text:c="1"/>Nom, Prénom, Date de naissance, Téléphone, Bénévole, Ville, Rue, Latitude , Longitude,<text:s text:c="1"/></text:span><text:span text:style-name="a475" text:class-names="">Etat,</text:span><text:span text:style-name="a476" text:class-names=""><text:s text:c="1"/></text:span><text:span text:style-name="a477" text:class-names="">Date adhésion, Année,</text:span><text:span text:style-name="a478" text:class-names=""><text:s text:c="1"/>Montant, Don</text:span><text:span text:style-name="a479" text:class-names="">}</text:span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" draw:style-name="a483" draw:master-page-name="Master1-Layout1-title-Diapositive-de-titre" presentation:presentation-page-layout-name="Master1-PPL1" draw:id="Slide-256">
        <draw:custom-shape svg:x="0.62358in" svg:y="0.755in" svg:width="3.14569in" svg:height="2.70199in" draw:id="id73" draw:style-name="a486" draw:name="Rectangle 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926in" svg:y="0.51034in" svg:width="3.14569in" svg:height="0.24465in" draw:id="id74" draw:style-name="a489" draw:name="Rectangle 1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93" draw:name="ZoneTexte 4" svg:x="1.80793in" svg:y="0.46646in" svg:width="0.74834in" svg:height="0.30293in">
          <draw:text-box>
            <text:p text:style-name="a492" text:class-names="" text:cond-style-name=""><text:span text:style-name="a490" text:class-names="">Identit</text:span><text:span text:style-name="a491" text:class-names="">é</text:span></text:p>
          </draw:text-box>
          <svg:title/>
          <svg:desc/>
        </draw:frame>
        <draw:frame draw:id="id76" draw:style-name="a499" draw:name="ZoneTexte 5" svg:x="0.61589in" svg:y="0.72677in" svg:width="1.88742in" svg:height="0.30293in">
          <draw:text-box>
            <text:p text:style-name="a498" text:class-names="" text:cond-style-name=""><text:span text:style-name="a494" text:class-names="">Numéro adhérent* (</text:span><text:span text:style-name="a495" text:class-names="">I</text:span><text:span text:style-name="a496" text:class-names="">nt)</text:span><text:span text:style-name="a497" text:class-names=""/></text:p>
          </draw:text-box>
          <svg:title/>
          <svg:desc/>
        </draw:frame>
        <draw:frame draw:id="id77" draw:style-name="a506" draw:name="ZoneTexte 6" svg:x="0.61589in" svg:y="0.94446in" svg:width="1.22517in" svg:height="0.30293in">
          <draw:text-box>
            <text:p text:style-name="a505" text:class-names="" text:cond-style-name=""><text:span text:style-name="a500" text:class-names="">Nom (</text:span><text:span text:style-name="a501" text:class-names="">S</text:span><text:span text:style-name="a502" text:class-names="">tr</text:span><text:span text:style-name="a503" text:class-names="">)</text:span><text:span text:style-name="a504" text:class-names=""/></text:p>
          </draw:text-box>
          <svg:title/>
          <svg:desc/>
        </draw:frame>
        <draw:frame draw:id="id78" draw:style-name="a513" draw:name="ZoneTexte 7" svg:x="0.61589in" svg:y="1.16215in" svg:width="1.62252in" svg:height="0.30293in">
          <draw:text-box>
            <text:p text:style-name="a512" text:class-names="" text:cond-style-name=""><text:span text:style-name="a507" text:class-names="">Prénom (</text:span><text:span text:style-name="a508" text:class-names="">S</text:span><text:span text:style-name="a509" text:class-names="">tr</text:span><text:span text:style-name="a510" text:class-names="">)</text:span><text:span text:style-name="a511" text:class-names=""/></text:p>
          </draw:text-box>
          <svg:title/>
          <svg:desc/>
        </draw:frame>
        <draw:frame draw:id="id79" draw:style-name="a517" draw:name="ZoneTexte 8" svg:x="0.61589in" svg:y="1.37984in" svg:width="2.07285in" svg:height="0.30293in">
          <draw:text-box>
            <text:p text:style-name="a516" text:class-names="" text:cond-style-name=""><text:span text:style-name="a514" text:class-names="">Date de naissance (Date)</text:span><text:span text:style-name="a515" text:class-names=""/></text:p>
          </draw:text-box>
          <svg:title/>
          <svg:desc/>
        </draw:frame>
        <draw:frame draw:id="id80" draw:style-name="a524" draw:name="ZoneTexte 9" svg:x="0.61589in" svg:y="1.59357in" svg:width="1.06623in" svg:height="0.30293in">
          <draw:text-box>
            <text:p text:style-name="a523" text:class-names="" text:cond-style-name=""><text:span text:style-name="a518" text:class-names="">Rue (</text:span><text:span text:style-name="a519" text:class-names="">S</text:span><text:span text:style-name="a520" text:class-names="">tr</text:span><text:span text:style-name="a521" text:class-names="">)</text:span><text:span text:style-name="a522" text:class-names=""/></text:p>
          </draw:text-box>
          <svg:title/>
          <svg:desc/>
        </draw:frame>
        <draw:frame draw:id="id81" draw:style-name="a531" draw:name="ZoneTexte 10" svg:x="0.61589in" svg:y="1.78211in" svg:width="1.00663in" svg:height="0.30293in">
          <draw:text-box>
            <text:p text:style-name="a530" text:class-names="" text:cond-style-name=""><text:span text:style-name="a525" text:class-names="">Ville (</text:span><text:span text:style-name="a526" text:class-names="">S</text:span><text:span text:style-name="a527" text:class-names="">tr</text:span><text:span text:style-name="a528" text:class-names="">)</text:span><text:span text:style-name="a529" text:class-names=""/></text:p>
          </draw:text-box>
          <svg:title/>
          <svg:desc/>
        </draw:frame>
        <draw:frame draw:id="id82" draw:style-name="a538" draw:name="ZoneTexte 11" svg:x="0.61257in" svg:y="1.99947in" svg:width="1.39405in" svg:height="0.30293in">
          <draw:text-box>
            <text:p text:style-name="a537" text:class-names="" text:cond-style-name=""><text:span text:style-name="a532" text:class-names="">Latitude (</text:span><text:span text:style-name="a533" text:class-names="">F</text:span><text:span text:style-name="a534" text:class-names="">loat</text:span><text:span text:style-name="a535" text:class-names="">)</text:span><text:span text:style-name="a536" text:class-names=""/></text:p>
          </draw:text-box>
          <svg:title/>
          <svg:desc/>
        </draw:frame>
        <draw:frame draw:id="id83" draw:style-name="a545" draw:name="ZoneTexte 12" svg:x="0.60926in" svg:y="2.22303in" svg:width="1.49669in" svg:height="0.30293in">
          <draw:text-box>
            <text:p text:style-name="a544" text:class-names="" text:cond-style-name=""><text:span text:style-name="a539" text:class-names="">Longitude (</text:span><text:span text:style-name="a540" text:class-names="">F</text:span><text:span text:style-name="a541" text:class-names="">loat</text:span><text:span text:style-name="a542" text:class-names="">)</text:span><text:span text:style-name="a543" text:class-names=""/></text:p>
          </draw:text-box>
          <svg:title/>
          <svg:desc/>
        </draw:frame>
        <draw:frame draw:id="id84" draw:style-name="a552" draw:name="ZoneTexte 13" svg:x="0.60926in" svg:y="2.44842in" svg:width="1.2318in" svg:height="0.30293in">
          <draw:text-box>
            <text:p text:style-name="a551" text:class-names="" text:cond-style-name=""><text:span text:style-name="a546" text:class-names="">Etat (</text:span><text:span text:style-name="a547" text:class-names="">S</text:span><text:span text:style-name="a548" text:class-names="">tr</text:span><text:span text:style-name="a549" text:class-names="">)</text:span><text:span text:style-name="a550" text:class-names=""/></text:p>
          </draw:text-box>
          <svg:title/>
          <svg:desc/>
        </draw:frame>
        <draw:frame draw:id="id85" draw:style-name="a559" draw:name="ZoneTexte 14" svg:x="0.60926in" svg:y="2.64155in" svg:width="1.39405in" svg:height="0.30293in">
          <draw:text-box>
            <text:p text:style-name="a558" text:class-names="" text:cond-style-name=""><text:span text:style-name="a553" text:class-names="">Téléphone (</text:span><text:span text:style-name="a554" text:class-names="">S</text:span><text:span text:style-name="a555" text:class-names="">tr</text:span><text:span text:style-name="a556" text:class-names="">)</text:span><text:span text:style-name="a557" text:class-names=""/></text:p>
          </draw:text-box>
          <svg:title/>
          <svg:desc/>
        </draw:frame>
        <draw:frame draw:id="id86" draw:style-name="a563" draw:name="ZoneTexte 15" svg:x="0.62583in" svg:y="2.88982in" svg:width="1.61258in" svg:height="0.30293in">
          <draw:text-box>
            <text:p text:style-name="a562" text:class-names="" text:cond-style-name=""><text:span text:style-name="a560" text:class-names="">Bénévole (Booléen)</text:span><text:span text:style-name="a561" text:class-names=""/></text:p>
          </draw:text-box>
          <svg:title/>
          <svg:desc/>
        </draw:frame>
        <draw:custom-shape svg:x="5.91056in" svg:y="0.52402in" svg:width="3.14569in" svg:height="1.58746in" draw:id="id87" draw:style-name="a566" draw:name="Rectangle 1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837in" svg:y="0.51034in" svg:width="3.14569in" svg:height="0.24465in" draw:id="id88" draw:style-name="a569" draw:name="Rectangle 1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573" draw:name="ZoneTexte 19" svg:x="6.72627in" svg:y="0.45225in" svg:width="1.64459in" svg:height="0.30293in">
          <draw:text-box>
            <text:p text:style-name="a572" text:class-names="" text:cond-style-name=""><text:span text:style-name="a570" text:class-names="">Montant récoltés</text:span><text:span text:style-name="a571" text:class-names=""/></text:p>
          </draw:text-box>
          <svg:title/>
          <svg:desc/>
        </draw:frame>
        <draw:frame draw:id="id90" draw:style-name="a579" draw:name="ZoneTexte 20" svg:x="5.8841in" svg:y="0.71882in" svg:width="2.24835in" svg:height="0.30293in">
          <draw:text-box>
            <text:p text:style-name="a578" text:class-names="" text:cond-style-name=""><text:span text:style-name="a574" text:class-names="">(Numéro adhérent* (</text:span><text:span text:style-name="a575" text:class-names="">I</text:span><text:span text:style-name="a576" text:class-names="">nt))</text:span><text:span text:style-name="a577" text:class-names=""/></text:p>
          </draw:text-box>
          <svg:title/>
          <svg:desc/>
        </draw:frame>
        <draw:frame draw:id="id91" draw:style-name="a583" draw:name="ZoneTexte 21" svg:x="5.89624in" svg:y="0.94446in" svg:width="1.88742in" svg:height="0.30293in">
          <draw:text-box>
            <text:p text:style-name="a582" text:class-names="" text:cond-style-name=""><text:span text:style-name="a580" text:class-names="">Date adhésion* (Date)</text:span><text:span text:style-name="a581" text:class-names=""/></text:p>
          </draw:text-box>
          <svg:title/>
          <svg:desc/>
        </draw:frame>
        <draw:frame draw:id="id92" draw:style-name="a587" draw:name="ZoneTexte 28" svg:x="5.88741in" svg:y="1.15303in" svg:width="1.2318in" svg:height="0.30293in">
          <draw:text-box>
            <text:p text:style-name="a586" text:class-names="" text:cond-style-name=""><text:span text:style-name="a584" text:class-names="">Montant (Int)</text:span><text:span text:style-name="a585" text:class-names=""/></text:p>
          </draw:text-box>
          <svg:title/>
          <svg:desc/>
        </draw:frame>
        <draw:frame draw:id="id93" draw:style-name="a594" draw:name="ZoneTexte 30" svg:x="5.8841in" svg:y="1.37984in" svg:width="2.5596in" svg:height="0.30293in">
          <draw:text-box>
            <text:p text:style-name="a593" text:class-names="" text:cond-style-name=""><text:span text:style-name="a588" text:class-names="">Méthode de payement (</text:span><text:span text:style-name="a589" text:class-names="">S</text:span><text:span text:style-name="a590" text:class-names="">tr</text:span><text:span text:style-name="a591" text:class-names="">)</text:span><text:span text:style-name="a592" text:class-names=""/></text:p>
          </draw:text-box>
          <svg:title/>
          <svg:desc/>
        </draw:frame>
        <draw:custom-shape svg:x="5.8841in" svg:y="2.57819in" svg:width="3.14569in" svg:height="1.39892in" draw:id="id94" draw:style-name="a597" draw:name="Rectangle 31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841in" svg:y="2.57811in" svg:width="3.14569in" svg:height="0.24465in" draw:id="id95" draw:style-name="a600" draw:name="Rectangle 32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604" draw:name="ZoneTexte 33" svg:x="7.16391in" svg:y="2.54129in" svg:width="1.64459in" svg:height="0.30293in">
          <draw:text-box>
            <text:p text:style-name="a603" text:class-names="" text:cond-style-name=""><text:span text:style-name="a601" text:class-names="">Ville</text:span><text:span text:style-name="a602" text:class-names=""/></text:p>
          </draw:text-box>
          <svg:title/>
          <svg:desc/>
        </draw:frame>
        <draw:frame draw:id="id97" draw:style-name="a610" draw:name="ZoneTexte 44" svg:x="5.85761in" svg:y="1.80804in" svg:width="1.2318in" svg:height="0.30293in">
          <draw:text-box>
            <text:p text:style-name="a609" text:class-names="" text:cond-style-name=""><text:span text:style-name="a605" text:class-names="">Année* (</text:span><text:span text:style-name="a606" text:class-names="">I</text:span><text:span text:style-name="a607" text:class-names="">nt)</text:span><text:span text:style-name="a608" text:class-names=""/></text:p>
          </draw:text-box>
          <svg:title/>
          <svg:desc/>
        </draw:frame>
        <draw:connector draw:type="line" svg:x1="3.78141in" svg:y1="0.87824in" svg:x2="5.85761in" svg:y2="0.87028in" draw:id="id98" draw:style-name="a612" draw:name="Connecteur droit avec flèche 50">
          <svg:title/>
          <svg:desc/>
        </draw:connector>
        <draw:connector draw:type="line" svg:x1="4.7422in" svg:y1="2.96889in" svg:x2="5.83332in" svg:y2="2.9689in" draw:end-shape="id99" draw:end-glue-point="3" draw:id="id100" draw:style-name="a613" draw:name="Connecteur droit 55">
          <svg:title/>
          <svg:desc/>
        </draw:connector>
        <draw:connector draw:type="line" svg:x1="4.76002in" svg:y1="1.95235in" svg:x2="3.75145in" svg:y2="1.95235in" draw:id="id101" draw:style-name="a615" draw:name="Connecteur droit avec flèche 57">
          <svg:title/>
          <svg:desc/>
        </draw:connector>
        <draw:frame draw:id="id102" draw:style-name="a621" draw:name="ZoneTexte 62" svg:x="5.88077in" svg:y="1.58469in" svg:width="1.2318in" svg:height="0.30293in">
          <draw:text-box>
            <text:p text:style-name="a620" text:class-names="" text:cond-style-name=""><text:span text:style-name="a616" text:class-names="">Don (</text:span><text:span text:style-name="a617" text:class-names="">I</text:span><text:span text:style-name="a618" text:class-names="">nt)</text:span><text:span text:style-name="a619" text:class-names=""/></text:p>
          </draw:text-box>
          <svg:title/>
          <svg:desc/>
        </draw:frame>
        <draw:frame draw:id="id99" draw:style-name="a628" draw:name="ZoneTexte 64" svg:x="5.83332in" svg:y="2.81743in" svg:width="1.00663in" svg:height="0.30293in">
          <draw:text-box>
            <text:p text:style-name="a627" text:class-names="" text:cond-style-name=""><text:span text:style-name="a622" text:class-names="">Ville (</text:span><text:span text:style-name="a623" text:class-names="">S</text:span><text:span text:style-name="a624" text:class-names="">tr</text:span><text:span text:style-name="a625" text:class-names="">)</text:span><text:span text:style-name="a626" text:class-names=""/></text:p>
          </draw:text-box>
          <svg:title/>
          <svg:desc/>
        </draw:frame>
        <draw:connector draw:type="line" svg:x1="4.7489in" svg:y1="1.95951in" svg:x2="4.7489in" svg:y2="2.96889in" draw:id="id103" draw:style-name="a629" draw:name="Connecteur droit 67">
          <svg:title/>
          <svg:desc/>
        </draw:connector>
        <draw:frame draw:id="id104" draw:style-name="a636" draw:name="ZoneTexte 72" svg:x="5.8565in" svg:y="3.00804in" svg:width="1.06623in" svg:height="0.30293in">
          <draw:text-box>
            <text:p text:style-name="a635" text:class-names="" text:cond-style-name=""><text:span text:style-name="a630" text:class-names="">Rue (</text:span><text:span text:style-name="a631" text:class-names="">S</text:span><text:span text:style-name="a632" text:class-names="">tr</text:span><text:span text:style-name="a633" text:class-names="">)</text:span><text:span text:style-name="a634" text:class-names=""/></text:p>
          </draw:text-box>
          <svg:title/>
          <svg:desc/>
        </draw:frame>
        <draw:frame draw:id="id105" draw:style-name="a643" draw:name="ZoneTexte 73" svg:x="5.83332in" svg:y="3.20814in" svg:width="1.39405in" svg:height="0.30293in">
          <draw:text-box>
            <text:p text:style-name="a642" text:class-names="" text:cond-style-name=""><text:span text:style-name="a637" text:class-names="">Latitude (</text:span><text:span text:style-name="a638" text:class-names="">F</text:span><text:span text:style-name="a639" text:class-names="">loat</text:span><text:span text:style-name="a640" text:class-names="">)</text:span><text:span text:style-name="a641" text:class-names=""/></text:p>
          </draw:text-box>
          <svg:title/>
          <svg:desc/>
        </draw:frame>
        <draw:frame draw:id="id106" draw:style-name="a650" draw:name="ZoneTexte 74" svg:x="5.83332in" svg:y="3.41138in" svg:width="1.49669in" svg:height="0.30293in">
          <draw:text-box>
            <text:p text:style-name="a649" text:class-names="" text:cond-style-name=""><text:span text:style-name="a644" text:class-names="">Longitude (</text:span><text:span text:style-name="a645" text:class-names="">F</text:span><text:span text:style-name="a646" text:class-names="">loat</text:span><text:span text:style-name="a647" text:class-names="">)</text:span><text:span text:style-name="a648" text:class-names=""/></text:p>
          </draw:text-box>
          <svg:title/>
          <svg:desc/>
        </draw:frame>
        <draw:frame draw:id="id107" draw:style-name="a657" draw:name="ZoneTexte 75" svg:x="5.8565in" svg:y="3.61462in" svg:width="1.2318in" svg:height="0.30293in">
          <draw:text-box>
            <text:p text:style-name="a656" text:class-names="" text:cond-style-name=""><text:span text:style-name="a651" text:class-names="">Etat (</text:span><text:span text:style-name="a652" text:class-names="">S</text:span><text:span text:style-name="a653" text:class-names="">tr</text:span><text:span text:style-name="a654" text:class-names="">)</text:span><text:span text:style-name="a655" text:class-names=""/></text:p>
          </draw:text-box>
          <svg:title/>
          <svg:desc/>
        </draw:frame>
        <draw:custom-shape svg:x="1.54746in" svg:y="4.50751in" svg:width="3.14569in" svg:height="1.39892in" draw:id="id108" draw:style-name="a660" draw:name="Rectangle 79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6in" svg:y="4.50744in" svg:width="3.14569in" svg:height="0.24465in" draw:id="id109" draw:style-name="a663" draw:name="Rectangle 80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669" draw:name="ZoneTexte 87" svg:x="1.54746in" svg:y="4.73414in" svg:width="1.88742in" svg:height="0.30293in">
          <draw:text-box>
            <text:p text:style-name="a668" text:class-names="" text:cond-style-name=""><text:span text:style-name="a664" text:class-names="">Numéro adhérent* (</text:span><text:span text:style-name="a665" text:class-names="">I</text:span><text:span text:style-name="a666" text:class-names="">nt)</text:span><text:span text:style-name="a667" text:class-names=""/></text:p>
          </draw:text-box>
          <svg:title/>
          <svg:desc/>
        </draw:frame>
        <draw:frame draw:id="id111" draw:style-name="a675" draw:name="ZoneTexte 88" svg:x="1.5596in" svg:y="4.97696in" svg:width="1.2318in" svg:height="0.30293in">
          <draw:text-box>
            <text:p text:style-name="a674" text:class-names="" text:cond-style-name=""><text:span text:style-name="a670" text:class-names="">Année* (</text:span><text:span text:style-name="a671" text:class-names="">I</text:span><text:span text:style-name="a672" text:class-names="">nt)</text:span><text:span text:style-name="a673" text:class-names=""/></text:p>
          </draw:text-box>
          <svg:title/>
          <svg:desc/>
        </draw:frame>
        <draw:frame draw:id="id112" draw:style-name="a679" draw:name="ZoneTexte 89" svg:x="1.54746in" svg:y="5.25752in" svg:width="1.88742in" svg:height="0.30293in">
          <draw:text-box>
            <text:p text:style-name="a678" text:class-names="" text:cond-style-name=""><text:span text:style-name="a676" text:class-names="">Date adhésion* (Date)</text:span><text:span text:style-name="a677" text:class-names=""/></text:p>
          </draw:text-box>
          <svg:title/>
          <svg:desc/>
        </draw:frame>
        <draw:frame draw:id="id113" draw:style-name="a683" draw:name="ZoneTexte 90" svg:x="5.57664in" svg:y="0.62524in" svg:width="0.36317in" svg:height="0.26927in">
          <draw:text-box>
            <text:p text:style-name="a682" text:class-names="" text:cond-style-name=""><text:span text:style-name="a680" text:class-names="">N</text:span><text:span text:style-name="a681" text:class-names=""/></text:p>
          </draw:text-box>
          <svg:title/>
          <svg:desc/>
        </draw:frame>
        <draw:frame draw:id="id114" draw:style-name="a687" draw:name="ZoneTexte 91" svg:x="3.79243in" svg:y="1.7302in" svg:width="0.36317in" svg:height="0.26927in">
          <draw:text-box>
            <text:p text:style-name="a686" text:class-names="" text:cond-style-name=""><text:span text:style-name="a684" text:class-names="">N</text:span><text:span text:style-name="a685" text:class-names=""/></text:p>
          </draw:text-box>
          <svg:title/>
          <svg:desc/>
        </draw:frame>
        <draw:frame draw:id="id115" draw:style-name="a690" draw:name="ZoneTexte 95" svg:x="3.74062in" svg:y="0.61573in" svg:width="0.24855in" svg:height="0.26927in">
          <draw:text-box>
            <text:p text:style-name="a689" text:class-names="" text:cond-style-name=""><text:span text:style-name="a688" text:class-names="">1</text:span></text:p>
          </draw:text-box>
          <svg:title/>
          <svg:desc/>
        </draw:frame>
        <draw:frame draw:id="id116" draw:style-name="a694" draw:name="ZoneTexte 96" svg:x="5.65982in" svg:y="2.73563in" svg:width="0.24855in" svg:height="0.26927in">
          <draw:text-box>
            <text:p text:style-name="a693" text:class-names="" text:cond-style-name=""><text:span text:style-name="a691" text:class-names="">1</text:span><text:span text:style-name="a6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1" svg:viewBox="0 0 20 30" svg:d="m10 0-10 30h20z"/>
    <draw:marker draw:name="a61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QUECHON CLOVIS</meta:initial-creator>
    <dc:creator>QUECHON CLOVIS</dc:creator>
    <meta:creation-date>2024-05-22T07:36:36Z</meta:creation-date>
    <dc:date>2024-05-22T09:02:27Z</dc:date>
    <meta:editing-cycles>9</meta:editing-cycles>
    <meta:editing-duration>PT5150S</meta:editing-duration>
    <meta:document-statistic meta:paragraph-count="57" meta:word-count="467"/>
  </office:meta>
</office:document-meta>
</file>